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text:soft-page-break/>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soft-page-break/><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1689498299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edgeLinearDistance(Vertex* a, Vertex* b): gives the linear distance between two Vertices along the length of the edge, using the return value from GrowingNetwork2D::edgeArcDistance(Vertex* a, Vertex* b) to calculate the length of the corresponding chord</text:p>
      <text:p text:style-name="P2"/>
      <text:p text:style-name="P2"><text:tab/><text:tab/>double* edgeAgeVsLinearDistance: returns a dynamically allocated array relating the age of an edge (the index) to its average linear distance (the element) as defined by the method <text:soft-page-break/>GrowingNetwork2D::edgeLinearDistance(Vertex* a, Vertex* b); <text:s/>since the maximum age is the number of nodes minus one, the size of the array is the same as the number of nodes in the GrowingNetwork</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text:span></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text:p>
      <text:p text:style-name="P2"/>
      <text:p text:style-name="P2"><text:tab/><text:tab/>grow(long int n): grows n additional nodes onto the graph using the following algorithm:</text:p>
      <text:list xml:id="list1823642120"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text:soft-page-break/>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vector&lt;SpatialVertex*&gt; findMNearestNeighbors(SpatialVertex* start): finds the m spatially nearest neighbors to some starting node</text:p>
      <text:p text:style-name="P2"/>
      <text:p text:style-name="P2"><text:tab/><text:tab/>void equalize(): apply a relaxation algorithm to attempt to approximately equalize the distances between nodes by simulating repulsive forces betwee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07T13:23:44</dc:date>
    <meta:editing-duration>PT2H23M34S</meta:editing-duration>
    <meta:editing-cycles>60</meta:editing-cycles>
    <meta:generator>LibreOffice/3.5$Linux_x86 LibreOffice_project/350m1$Build-2</meta:generator>
    <meta:document-statistic meta:table-count="0" meta:image-count="0" meta:object-count="0" meta:page-count="5" meta:paragraph-count="72" meta:word-count="1589" meta:character-count="10466" meta:non-whitespace-character-count="8825"/>
  </office:meta>
</office:document-meta>
</file>